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19cm" fo:min-width="0.669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85cm" fo:min-width="0.635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15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045cm"/>
      <style:paragraph-properties style:writing-mode="lr-tb"/>
    </style:style>
    <style:style style:name="gr5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1.799cm" fo:min-width="3.53cm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Liberation Serif"/>
    </style:style>
    <style:style style:name="P3" style:family="paragraph">
      <loext:graphic-properties draw:fill="none" draw:fill-color="#ffffff"/>
      <style:text-properties style:font-name="Liberation Serif"/>
    </style:style>
    <style:style style:name="P4" style:family="paragraph">
      <style:paragraph-properties fo:text-align="center" style:writing-mode="lr-tb"/>
      <style:text-properties style:font-name="Liberation Serif"/>
    </style:style>
    <style:style style:name="P5" style:family="paragraph">
      <loext:graphic-properties draw:fill-color="#ffffff"/>
      <style:paragraph-properties fo:text-align="center" style:writing-mode="lr-tb"/>
      <style:text-properties style:font-name="Liberation Serif"/>
    </style:style>
    <style:style style:name="T1" style:family="text">
      <style:text-properties style:font-name="Liberation Serif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51cm" svg:height="1.651cm" svg:x="6.53cm" svg:y="2.388cm">
          <text:p text:style-name="P1"><text:span text:style-name="T1">0.4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651cm" svg:height="1.651cm" svg:x="11.801cm" svg:y="2.374cm">
          <text:p text:style-name="P1"><text:span text:style-name="T1">0.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651cm" svg:height="1.651cm" svg:x="17.263cm" svg:y="2.388cm">
          <text:p text:style-name="P1"><text:span text:style-name="T1">0.3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4.651cm" svg:height="0.954cm" svg:x="0.156cm" svg:y="0.602cm">
          <draw:text-box>
            <text:p><text:span text:style-name="T1">Unordered tasks</text:span></text:p>
          </draw:text-box>
        </draw:frame>
        <draw:frame draw:style-name="gr4" draw:text-style-name="P3" draw:layer="layout" svg:width="4.545cm" svg:height="0.954cm" svg:x="0.157cm" svg:y="2.602cm">
          <draw:text-box>
            <text:p><text:span text:style-name="T1">Unordered keys</text:span></text:p>
          </draw:text-box>
        </draw:frame>
        <draw:custom-shape draw:style-name="gr5" draw:text-style-name="P5" draw:layer="layout" svg:width="4.064cm" svg:height="2.083cm" svg:x="5.207cm" svg:y="0.076cm">
          <text:p text:style-name="P4"><text:span text:style-name="T1">Patient: 1</text:span></text:p>
          <text:p text:style-name="P4"><text:span text:style-name="T1">Svc: {1, 2}</text:span></text:p>
          <text:p text:style-name="P4"><text:span text:style-name="T1">TW: [10, 7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4.064cm" svg:height="2.083cm" svg:x="10.507cm" svg:y="0.076cm">
          <text:p text:style-name="P4"><text:span text:style-name="T1">Patient: 2</text:span></text:p>
          <text:p text:style-name="P4"><text:span text:style-name="T1">Svc: {1}</text:span></text:p>
          <text:p text:style-name="P4"><text:span text:style-name="T1">TW: [30, 13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4.064cm" svg:height="2.083cm" svg:x="15.907cm" svg:y="0.076cm">
          <text:p text:style-name="P4"><text:span text:style-name="T1">Patient: 3</text:span></text:p>
          <text:p text:style-name="P4"><text:span text:style-name="T1">Svc: {2}</text:span></text:p>
          <text:p text:style-name="P4"><text:span text:style-name="T2">TW: [18, </text:span><text:span text:style-name="T1">74]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4.3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27T16:52:12.741142167</meta:creation-date>
    <dc:date>2021-04-17T18:30:28.349749873</dc:date>
    <meta:editing-duration>PT13M41S</meta:editing-duration>
    <meta:editing-cycles>4</meta:editing-cycles>
    <meta:generator>LibreOffice/6.4.7.2$Linux_X86_64 LibreOffice_project/40$Build-2</meta:generator>
    <meta:document-statistic meta:object-count="8"/>
  </office:meta>
</office:document-meta>
</file>